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18cm solid #000000" fo:border-right="none" fo:border-top="0.018cm solid #000000"/>
    </style:style>
    <style:style style:name="ce3" style:family="table-cell" style:parent-style-name="Default">
      <style:table-cell-properties fo:border-bottom="none" fo:border-left="0.018cm solid #000000" fo:border-right="none" fo:border-top="none"/>
    </style:style>
    <style:style style:name="ce4" style:family="table-cell" style:parent-style-name="Default">
      <style:table-cell-properties fo:border-bottom="0.018cm solid #000000" fo:border-left="0.018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18cm solid #000000"/>
    </style:style>
    <style:style style:name="ce6" style:family="table-cell" style:parent-style-name="Default">
      <style:table-cell-properties fo:border-bottom="0.018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18cm solid #000000" fo:border-top="0.018cm solid #000000"/>
    </style:style>
    <style:style style:name="ce8" style:family="table-cell" style:parent-style-name="Default">
      <style:table-cell-properties fo:border-bottom="none" fo:border-left="none" fo:border-right="0.018cm solid #000000" fo:border-top="none"/>
    </style:style>
    <style:style style:name="ce9" style:family="table-cell" style:parent-style-name="Default">
      <style:table-cell-properties fo:border-bottom="0.018cm solid #000000" fo:border-left="none" fo:border-right="0.018cm solid #000000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1" table:number-columns-repeated="2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2" table:default-cell-style-name="ce16"/>
        <table:table-column table:style-name="co1" table:number-columns-repeated="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Ball Stick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Metaballs</text:p>
          </table:table-cell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string">
            <text:p>Da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mc</text:p>
          </table:table-cell>
          <table:table-cell table:style-name="ce10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/>
          <table:table-cell office:value-type="string">
            <text:p>amall</text:p>
          </table:table-cell>
          <table:table-cell table:formula="of:=COUNTIF([.$A$3:.$A$62]; [.M3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table:formula="of:=COUNTIF([.$A$3:.$A$62]; [.M4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table:formula="of:=COUNTIF([.$A$3:.$A$62]; [.M5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table:formula="of:=COUNTIF([.$A$3:.$A$62]; [.M6])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scl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mc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ll Stic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verage</text:p>
          </table:table-cell>
          <table:table-cell table:formula="of:=AVERAGE([.B3:.B62])" office:value-type="float" office:value="5.66666666666667">
            <text:p>5.67</text:p>
          </table:table-cell>
          <table:table-cell table:formula="of:=AVERAGE([.C3:.C62])" office:value-type="float" office:value="3.68333333333333">
            <text:p>3.68</text:p>
          </table:table-cell>
          <table:table-cell table:formula="of:=AVERAGE([.D3:.D62])" office:value-type="float" office:value="3.16666666666667">
            <text:p>3.17</text:p>
          </table:table-cell>
          <table:table-cell table:formula="of:=AVERAGE([.E3:.E62])" office:value-type="float" office:value="2.88333333333333">
            <text:p>2.88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edian</text:p>
          </table:table-cell>
          <table:table-cell table:formula="of:=MEDIAN([.B3:.B62])" office:value-type="float" office:value="6">
            <text:p>6</text:p>
          </table:table-cell>
          <table:table-cell table:formula="of:=MEDIAN([.C3:.C62])" office:value-type="float" office:value="4">
            <text:p>4</text:p>
          </table:table-cell>
          <table:table-cell table:formula="of:=MEDIAN([.D3:.D62])" office:value-type="float" office:value="3">
            <text:p>3</text:p>
          </table:table-cell>
          <table:table-cell table:formula="of:=MEDIAN([.E3:.E62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Stdev</text:p>
          </table:table-cell>
          <table:table-cell table:formula="of:=STDEV([.B3:.B62])" office:value-type="float" office:value="1.46907865357696">
            <text:p>1.47</text:p>
          </table:table-cell>
          <table:table-cell table:formula="of:=STDEV([.C3:.C62])" office:value-type="float" office:value="1.44376704382534">
            <text:p>1.44</text:p>
          </table:table-cell>
          <table:table-cell table:formula="of:=STDEV([.D3:.D62])" office:value-type="float" office:value="1.41620963049759">
            <text:p>1.42</text:p>
          </table:table-cell>
          <table:table-cell table:formula="of:=STDEV([.E3:.E62])" office:value-type="float" office:value="1.519273540346">
            <text:p>1.52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table:formula="of:=MODE([.B3:.B62])" office:value-type="float" office:value="7">
            <text:p>7</text:p>
          </table:table-cell>
          <table:table-cell table:formula="of:=MODE([.C3:.C62])" office:value-type="float" office:value="3">
            <text:p>3</text:p>
          </table:table-cell>
          <table:table-cell table:formula="of:=MODE([.D3:.D62])" office:value-type="float" office:value="2">
            <text:p>2</text:p>
          </table:table-cell>
          <table:table-cell table:formula="of:=MODE([.E3:.E62])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Ttest</text:p>
          </table:table-cell>
          <table:table-cell table:style-name="ce18" table:formula="of:=TTEST([.B3:.B62];[.C3:.C62];2;2)" office:value-type="float" office:value="0.0000000000161482154973508">
            <text:p>0.00000</text:p>
          </table:table-cell>
          <table:table-cell table:style-name="ce18" table:formula="of:=TTEST([.C3:.C62];[.D3:.D62];2;2)" office:value-type="float" office:value="0.0501592247263232">
            <text:p>0.05016</text:p>
          </table:table-cell>
          <table:table-cell table:style-name="ce18" table:formula="of:=TTEST([.D3:.D62];[.E3:.E62];2;2)" office:value-type="float" office:value="0.292818740102612">
            <text:p>0.29282</text:p>
          </table:table-cell>
          <table:table-cell table:style-name="ce18" table:formula="of:=TTEST([.E3:.E62];[.B3:.B62];2;2)" office:value-type="float" office:value="6.66471616660055E-018">
            <text:p>0.00000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Frequency</text:p>
          </table:table-cell>
          <table:table-cell table:number-columns-repeated="10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table:formula="of:=COUNTIF([.B$3:.B$62]; [.$M18])" office:value-type="float" office:value="2">
            <text:p>2</text:p>
          </table:table-cell>
          <table:table-cell table:style-name="ce5" table:formula="of:=COUNTIF([.C$3:.C$62]; [.$M18])" office:value-type="float" office:value="3">
            <text:p>3</text:p>
          </table:table-cell>
          <table:table-cell table:style-name="ce5" table:formula="of:=COUNTIF([.D$3:.D$62]; [.$M18])" office:value-type="float" office:value="3">
            <text:p>3</text:p>
          </table:table-cell>
          <table:table-cell table:style-name="ce7" table:formula="of:=COUNTIF([.E$3:.E$62]; [.$M18]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3" table:formula="of:=COUNTIF([.B$3:.B$62]; [.$M19])" office:value-type="float" office:value="0">
            <text:p>0</text:p>
          </table:table-cell>
          <table:table-cell table:formula="of:=COUNTIF([.C$3:.C$62]; [.$M19])" office:value-type="float" office:value="10">
            <text:p>10</text:p>
          </table:table-cell>
          <table:table-cell table:formula="of:=COUNTIF([.D$3:.D$62]; [.$M19])" office:value-type="float" office:value="21">
            <text:p>21</text:p>
          </table:table-cell>
          <table:table-cell table:style-name="ce8" table:formula="of:=COUNTIF([.E$3:.E$62]; [.$M19]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formula="of:=COUNTIF([.B$3:.B$62]; [.$M20])" office:value-type="float" office:value="3">
            <text:p>3</text:p>
          </table:table-cell>
          <table:table-cell table:formula="of:=COUNTIF([.C$3:.C$62]; [.$M20])" office:value-type="float" office:value="16">
            <text:p>16</text:p>
          </table:table-cell>
          <table:table-cell table:formula="of:=COUNTIF([.D$3:.D$62]; [.$M20])" office:value-type="float" office:value="17">
            <text:p>17</text:p>
          </table:table-cell>
          <table:table-cell table:style-name="ce8" table:formula="of:=COUNTIF([.E$3:.E$62]; [.$M20]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3" table:formula="of:=COUNTIF([.B$3:.B$62]; [.$M21])" office:value-type="float" office:value="5">
            <text:p>5</text:p>
          </table:table-cell>
          <table:table-cell table:formula="of:=COUNTIF([.C$3:.C$62]; [.$M21])" office:value-type="float" office:value="13">
            <text:p>13</text:p>
          </table:table-cell>
          <table:table-cell table:formula="of:=COUNTIF([.D$3:.D$62]; [.$M21])" office:value-type="float" office:value="7">
            <text:p>7</text:p>
          </table:table-cell>
          <table:table-cell table:style-name="ce8" table:formula="of:=COUNTIF([.E$3:.E$62]; [.$M21])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formula="of:=COUNTIF([.B$3:.B$62]; [.$M22])" office:value-type="float" office:value="14">
            <text:p>14</text:p>
          </table:table-cell>
          <table:table-cell table:formula="of:=COUNTIF([.C$3:.C$62]; [.$M22])" office:value-type="float" office:value="12">
            <text:p>12</text:p>
          </table:table-cell>
          <table:table-cell table:formula="of:=COUNTIF([.D$3:.D$62]; [.$M22])" office:value-type="float" office:value="7">
            <text:p>7</text:p>
          </table:table-cell>
          <table:table-cell table:style-name="ce8" table:formula="of:=COUNTIF([.E$3:.E$62]; [.$M22]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gala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3" table:formula="of:=COUNTIF([.B$3:.B$62]; [.$M23])" office:value-type="float" office:value="13">
            <text:p>13</text:p>
          </table:table-cell>
          <table:table-cell table:formula="of:=COUNTIF([.C$3:.C$62]; [.$M23])" office:value-type="float" office:value="4">
            <text:p>4</text:p>
          </table:table-cell>
          <table:table-cell table:formula="of:=COUNTIF([.D$3:.D$62]; [.$M23])" office:value-type="float" office:value="4">
            <text:p>4</text:p>
          </table:table-cell>
          <table:table-cell table:style-name="ce8" table:formula="of:=COUNTIF([.E$3:.E$62]; [.$M23])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4" table:formula="of:=COUNTIF([.B$3:.B$62]; [.$M24])" office:value-type="float" office:value="23">
            <text:p>23</text:p>
          </table:table-cell>
          <table:table-cell table:style-name="ce6" table:formula="of:=COUNTIF([.C$3:.C$62]; [.$M24])" office:value-type="float" office:value="2">
            <text:p>2</text:p>
          </table:table-cell>
          <table:table-cell table:style-name="ce6" table:formula="of:=COUNTIF([.D$3:.D$62]; [.$M24])" office:value-type="float" office:value="1">
            <text:p>1</text:p>
          </table:table-cell>
          <table:table-cell table:style-name="ce9" table:formula="of:=COUNTIF([.E$3:.E$62]; [.$M24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etaball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Average</text:p>
          </table:table-cell>
          <table:table-cell table:formula="of:=AVERAGE([.H3:.H62])" office:value-type="float" office:value="6.23333333333333">
            <text:p>6.23</text:p>
          </table:table-cell>
          <table:table-cell table:formula="of:=AVERAGE([.I3:.I62])" office:value-type="float" office:value="3.98333333333333">
            <text:p>3.98</text:p>
          </table:table-cell>
          <table:table-cell table:formula="of:=AVERAGE([.J3:.J62])" office:value-type="float" office:value="2.86666666666667">
            <text:p>2.87</text:p>
          </table:table-cell>
          <table:table-cell table:formula="of:=AVERAGE([.K3:.K62])" office:value-type="float" office:value="2.75">
            <text:p>2.75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dian</text:p>
          </table:table-cell>
          <table:table-cell table:formula="of:=MEDIAN([.H3:.H62])" office:value-type="float" office:value="7">
            <text:p>7</text:p>
          </table:table-cell>
          <table:table-cell table:formula="of:=MEDIAN([.I3:.I62])" office:value-type="float" office:value="4">
            <text:p>4</text:p>
          </table:table-cell>
          <table:table-cell table:formula="of:=MEDIAN([.J3:.J62])" office:value-type="float" office:value="3">
            <text:p>3</text:p>
          </table:table-cell>
          <table:table-cell table:formula="of:=MEDIAN([.K3:.K62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string">
            <text:p>Stdev</text:p>
          </table:table-cell>
          <table:table-cell table:formula="of:=STDEV([.H3:.H62])" office:value-type="float" office:value="1.16976988417419">
            <text:p>1.17</text:p>
          </table:table-cell>
          <table:table-cell table:formula="of:=STDEV([.I3:.I62])" office:value-type="float" office:value="1.79916804376843">
            <text:p>1.8</text:p>
          </table:table-cell>
          <table:table-cell table:formula="of:=STDEV([.J3:.J62])" office:value-type="float" office:value="1.6412755133537">
            <text:p>1.64</text:p>
          </table:table-cell>
          <table:table-cell table:formula="of:=STDEV([.K3:.K62])" office:value-type="float" office:value="1.51405841411616">
            <text:p>1.51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table:formula="of:=MODE([.H3:.H62])" office:value-type="float" office:value="7">
            <text:p>7</text:p>
          </table:table-cell>
          <table:table-cell table:formula="of:=MODE([.I3:.I62])" office:value-type="float" office:value="2">
            <text:p>2</text:p>
          </table:table-cell>
          <table:table-cell table:formula="of:=MODE([.J3:.J62])" office:value-type="float" office:value="2">
            <text:p>2</text:p>
          </table:table-cell>
          <table:table-cell table:formula="of:=MODE([.K3:.K62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test</text:p>
          </table:table-cell>
          <table:table-cell table:style-name="ce18" table:formula="of:=TTEST([.H3:.H62];[.I3:.I62];2;2)" office:value-type="float" office:value="0.00000000000050642984247845">
            <text:p>0.00000</text:p>
          </table:table-cell>
          <table:table-cell table:style-name="ce18" table:formula="of:=TTEST([.I3:.I62];[.J3:.J62];2;2)" office:value-type="float" office:value="0.000550918655733592">
            <text:p>0.00055</text:p>
          </table:table-cell>
          <table:table-cell table:style-name="ce18" table:formula="of:=TTEST([.J3:.J62];[.K3:.K62];2;2)" office:value-type="float" office:value="0.68642648560115">
            <text:p>0.68643</text:p>
          </table:table-cell>
          <table:table-cell table:style-name="ce18" table:formula="of:=TTEST([.K3:.K62];[.H3:.H62];2;2)" office:value-type="float" office:value="4.4980353670631E-027">
            <text:p>0.00000</text:p>
          </table:table-cell>
          <table:table-cell table:number-columns-repeated="6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mall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requency</text:p>
          </table:table-cell>
          <table:table-cell table:number-columns-repeated="10"/>
        </table:table-row>
        <table:table-row table:style-name="ro1">
          <table:table-cell office:value-type="string">
            <text:p>cm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ce2" table:formula="of:=COUNTIF([.H$3:.H$62];[.$M35])" office:value-type="float" office:value="0">
            <text:p>0</text:p>
          </table:table-cell>
          <table:table-cell table:style-name="ce5" table:formula="of:=COUNTIF([.I$3:.I$62];[.$M35])" office:value-type="float" office:value="3">
            <text:p>3</text:p>
          </table:table-cell>
          <table:table-cell table:style-name="ce5" table:formula="of:=COUNTIF([.J$3:.J$62];[.$M35])" office:value-type="float" office:value="13">
            <text:p>13</text:p>
          </table:table-cell>
          <table:table-cell table:style-name="ce7" table:formula="of:=COUNTIF([.K$3:.K$62];[.$M35])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3" table:formula="of:=COUNTIF([.H$3:.H$62];[.$M36])" office:value-type="float" office:value="0">
            <text:p>0</text:p>
          </table:table-cell>
          <table:table-cell table:formula="of:=COUNTIF([.I$3:.I$62];[.$M36])" office:value-type="float" office:value="12">
            <text:p>12</text:p>
          </table:table-cell>
          <table:table-cell table:formula="of:=COUNTIF([.J$3:.J$62];[.$M36])" office:value-type="float" office:value="16">
            <text:p>16</text:p>
          </table:table-cell>
          <table:table-cell table:style-name="ce8" table:formula="of:=COUNTIF([.K$3:.K$62];[.$M36])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formula="of:=COUNTIF([.H$3:.H$62];[.$M37])" office:value-type="float" office:value="3">
            <text:p>3</text:p>
          </table:table-cell>
          <table:table-cell table:formula="of:=COUNTIF([.I$3:.I$62];[.$M37])" office:value-type="float" office:value="12">
            <text:p>12</text:p>
          </table:table-cell>
          <table:table-cell table:formula="of:=COUNTIF([.J$3:.J$62];[.$M37])" office:value-type="float" office:value="14">
            <text:p>14</text:p>
          </table:table-cell>
          <table:table-cell table:style-name="ce8" table:formula="of:=COUNTIF([.K$3:.K$62];[.$M37])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3" table:formula="of:=COUNTIF([.H$3:.H$62];[.$M38])" office:value-type="float" office:value="4">
            <text:p>4</text:p>
          </table:table-cell>
          <table:table-cell table:formula="of:=COUNTIF([.I$3:.I$62];[.$M38])" office:value-type="float" office:value="11">
            <text:p>11</text:p>
          </table:table-cell>
          <table:table-cell table:formula="of:=COUNTIF([.J$3:.J$62];[.$M38])" office:value-type="float" office:value="9">
            <text:p>9</text:p>
          </table:table-cell>
          <table:table-cell table:style-name="ce8" table:formula="of:=COUNTIF([.K$3:.K$62];[.$M38])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formula="of:=COUNTIF([.H$3:.H$62];[.$M39])" office:value-type="float" office:value="5">
            <text:p>5</text:p>
          </table:table-cell>
          <table:table-cell table:formula="of:=COUNTIF([.I$3:.I$62];[.$M39])" office:value-type="float" office:value="8">
            <text:p>8</text:p>
          </table:table-cell>
          <table:table-cell table:formula="of:=COUNTIF([.J$3:.J$62];[.$M39])" office:value-type="float" office:value="2">
            <text:p>2</text:p>
          </table:table-cell>
          <table:table-cell table:style-name="ce8" table:formula="of:=COUNTIF([.K$3:.K$62];[.$M39])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style-name="ce3" table:formula="of:=COUNTIF([.H$3:.H$62];[.$M40])" office:value-type="float" office:value="12">
            <text:p>12</text:p>
          </table:table-cell>
          <table:table-cell table:formula="of:=COUNTIF([.I$3:.I$62];[.$M40])" office:value-type="float" office:value="6">
            <text:p>6</text:p>
          </table:table-cell>
          <table:table-cell table:formula="of:=COUNTIF([.J$3:.J$62];[.$M40])" office:value-type="float" office:value="3">
            <text:p>3</text:p>
          </table:table-cell>
          <table:table-cell table:style-name="ce8" table:formula="of:=COUNTIF([.K$3:.K$62];[.$M40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amall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style-name="ce4" table:formula="of:=COUNTIF([.H$3:.H$62];[.$M41])" office:value-type="float" office:value="36">
            <text:p>36</text:p>
          </table:table-cell>
          <table:table-cell table:style-name="ce6" table:formula="of:=COUNTIF([.I$3:.I$62];[.$M41])" office:value-type="float" office:value="8">
            <text:p>8</text:p>
          </table:table-cell>
          <table:table-cell table:style-name="ce6" table:formula="of:=COUNTIF([.J$3:.J$62];[.$M41])" office:value-type="float" office:value="3">
            <text:p>3</text:p>
          </table:table-cell>
          <table:table-cell table:style-name="ce9" table:formula="of:=COUNTIF([.K$3:.K$62];[.$M41])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mc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string">
            <text:p>mscl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string">
            <text:p>gal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mal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amall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cm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msc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gal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al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2"/>
        </table:table-row>
        <table:table-row table:style-name="ro1">
          <table:table-cell office:value-type="string">
            <text:p>amall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ma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cm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string">
            <text:p>mscl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/>
          <table:table-cell office:value-type="string">
            <text:p>mscl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number-columns-repeated="12"/>
        </table:table-row>
        <table:table-row table:style-name="ro2">
          <table:table-cell office:value-type="string">
            <text:p>mscl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/>
          <table:table-cell office:value-type="string">
            <text:p>mscl</text:p>
          </table:table-cell>
          <table:table-cell table:style-name="Default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12"/>
        </table:table-row>
        <table:table-row table:style-name="ro2">
          <table:table-cell office:value-type="string">
            <text:p>amall</text:p>
          </table:table-cell>
          <table:table-cell table:style-name="Default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/>
          <table:table-cell office:value-type="string">
            <text:p>amall</text:p>
          </table:table-cell>
          <table:table-cell table:style-name="Default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26/10/2009</text:date>, <text:time>09:2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n-Young Wu</meta:initial-creator>
    <meta:creation-date>2009-10-19T13:33:02</meta:creation-date>
    <dc:date>2009-10-26T09:20:52</dc:date>
    <dc:creator>Min-Young Wu</dc:creator>
    <meta:editing-duration>PT10H25M55S</meta:editing-duration>
    <meta:editing-cycles>35</meta:editing-cycles>
    <meta:generator>OpenOffice.org/3.1$Linux OpenOffice.org_project/310m19$Build-9420</meta:generator>
    <meta:document-statistic meta:table-count="1" meta:cell-count="802" meta:object-count="0"/>
  </office:meta>
</office:document-meta>
</file>